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401cm" fo:min-width="1.91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13cm" svg:height="1.651cm" svg:x="12.43cm" svg:y="2.778cm">
          <text:p text:style-name="P1"><text:span text:style-name="T1">Int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3cm" svg:height="1.651cm" svg:x="12.43cm" svg:y="5.445cm">
          <text:p text:style-name="P1"><text:span text:style-name="T1">MainMen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413cm" svg:height="1.651cm" svg:x="12.43cm" svg:y="11.033cm">
          <text:p text:style-name="P1"><text:span text:style-name="T1">Gamepl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413cm" svg:height="1.651cm" svg:x="12.43cm" svg:y="7.858cm">
          <text:p text:style-name="P1"><text:span text:style-name="T1">New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413cm" svg:height="1.651cm" svg:x="15.732cm" svg:y="7.858cm">
          <text:p text:style-name="P1"><text:span text:style-name="T1">LoadGam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636cm" svg:y1="4.429cm" svg:x2="13.636cm" svg:y2="5.445cm" draw:start-shape="id1" draw:start-glue-point="2" draw:end-shape="id2" draw:end-glue-point="0" svg:d="M13636 4429v1016" svg:viewBox="0 0 1 1017">
          <text:p/>
        </draw:connector>
        <draw:connector draw:style-name="gr2" draw:text-style-name="P3" draw:layer="layout" svg:x1="13.636cm" svg:y1="7.096cm" svg:x2="13.636cm" svg:y2="7.858cm" draw:start-shape="id2" draw:start-glue-point="2" draw:end-shape="id3" draw:end-glue-point="0" svg:d="M13636 7096v762" svg:viewBox="0 0 1 763">
          <text:p/>
        </draw:connector>
        <draw:connector draw:style-name="gr2" draw:text-style-name="P3" draw:layer="layout" svg:x1="14.843cm" svg:y1="6.27cm" svg:x2="16.938cm" svg:y2="7.858cm" draw:start-shape="id2" draw:start-glue-point="1" draw:end-shape="id4" svg:d="M14843 6270h2095v1588" svg:viewBox="0 0 2096 1589">
          <text:p/>
        </draw:connector>
        <draw:connector draw:style-name="gr2" draw:text-style-name="P3" draw:layer="layout" svg:x1="13.636cm" svg:y1="9.509cm" svg:x2="13.636cm" svg:y2="11.033cm" draw:start-shape="id3" draw:start-glue-point="2" draw:end-shape="id5" draw:end-glue-point="0" svg:d="M13636 9509v1524" svg:viewBox="0 0 1 1525">
          <text:p/>
        </draw:connector>
        <draw:connector draw:style-name="gr2" draw:text-style-name="P3" draw:layer="layout" draw:line-skew="-0.895cm" svg:x1="12.43cm" svg:y1="11.858cm" svg:x2="12.43cm" svg:y2="6.27cm" draw:start-shape="id5" draw:start-glue-point="3" draw:end-shape="id2" draw:end-glue-point="3" svg:d="M12430 11858h-1397v-5588h1397" svg:viewBox="0 0 1398 5589">
          <text:p/>
        </draw:connector>
        <draw:connector draw:style-name="gr2" draw:text-style-name="P3" draw:layer="layout" svg:x1="16.938cm" svg:y1="9.509cm" svg:x2="14.843cm" svg:y2="11.858cm" draw:start-shape="id4" draw:start-glue-point="2" draw:end-shape="id5" draw:end-glue-point="1" svg:d="M16938 9509v2349h-2095" svg:viewBox="0 0 2096 2350">
          <text:p/>
        </draw:connector>
        <draw:custom-shape draw:style-name="gr1" draw:text-style-name="P2" xml:id="id6" draw:id="id6" draw:layer="layout" svg:width="2.413cm" svg:height="1.651cm" svg:x="12.43cm" svg:y="14.208cm">
          <text:p text:style-name="P1"><text:span text:style-name="T1">Credit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636cm" svg:y1="12.684cm" svg:x2="13.636cm" svg:y2="14.208cm" draw:start-shape="id5" draw:start-glue-point="2" draw:end-shape="id6" draw:end-glue-point="0" svg:d="M13636 12684v1524" svg:viewBox="0 0 1 1525">
          <text:p/>
        </draw:connector>
        <draw:custom-shape draw:style-name="gr1" draw:text-style-name="P2" xml:id="id7" draw:id="id7" draw:layer="layout" svg:width="2.413cm" svg:height="1.651cm" svg:x="19.034cm" svg:y="7.858cm">
          <text:p text:style-name="P1"><text:span text:style-name="T1">Exi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843cm" svg:y1="6.27cm" svg:x2="20.24cm" svg:y2="7.858cm" draw:start-shape="id2" draw:start-glue-point="1" draw:end-shape="id7" draw:end-glue-point="0" svg:d="M14843 6270h5397v1588" svg:viewBox="0 0 5398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5:24:39.986421702</meta:creation-date>
    <dc:date>2016-01-25T18:37:13.433524384</dc:date>
    <meta:editing-duration>PT1H49M</meta:editing-duration>
    <meta:editing-cycles>4</meta:editing-cycles>
    <meta:generator>LibreOffice/5.0.4.2$Linux_X86_64 LibreOffice_project/00m0$Build-2</meta:generator>
    <meta:document-statistic meta:object-count="15"/>
  </office:meta>
</office:document-meta>
</file>